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2" style:family="table">
      <style:table-properties style:width="6.2319in" fo:margin-left="0.3465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0.5021in"/>
    </style:style>
    <style:style style:name="Table2.B" style:family="table-column">
      <style:table-column-properties style:column-width="1.6236in"/>
    </style:style>
    <style:style style:name="Table2.C" style:family="table-column">
      <style:table-column-properties style:column-width="1.0611in"/>
    </style:style>
    <style:style style:name="Table2.D" style:family="table-column">
      <style:table-column-properties style:column-width="3.04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3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" style:family="table">
      <style:table-properties style:width="6.925in" table:align="margins" style:may-break-between-rows="false"/>
    </style:style>
    <style:style style:name="Table1.A" style:family="table-column">
      <style:table-column-properties style:column-width="1.6243in" style:rel-column-width="15371*"/>
    </style:style>
    <style:style style:name="Table1.B" style:family="table-column">
      <style:table-column-properties style:column-width="5.3007in" style:rel-column-width="50164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transparent" fo:padding="0.0382in" fo:border="0.5pt solid #000000" style:writing-mode="page">
        <style:background-image/>
      </style:table-cell-properties>
    </style:style>
    <style:style style:name="P1" style:family="paragraph" style:parent-style-name="Title">
      <style:text-properties style:use-window-font-color="true" loext:opacity="0%" fo:language="en" fo:country="US" officeooo:paragraph-rsid="0045772e"/>
    </style:style>
    <style:style style:name="P2" style:family="paragraph" style:parent-style-name="Title">
      <style:text-properties officeooo:paragraph-rsid="00562353"/>
    </style:style>
    <style:style style:name="P3" style:family="paragraph" style:parent-style-name="Title">
      <style:text-properties style:use-window-font-color="true" loext:opacity="0%" style:font-name="Arial1" fo:font-size="28pt" fo:language="en" fo:country="US" fo:font-weight="bold" officeooo:rsid="00536007" officeooo:paragraph-rsid="00536007" style:font-name-asian="Microsoft YaHei" style:font-size-asian="28pt" style:font-weight-asian="bold" style:font-name-complex="Arial2" style:font-size-complex="28pt" style:font-weight-complex="bold"/>
    </style:style>
    <style:style style:name="P4" style:family="paragraph" style:parent-style-name="Text_20_body">
      <style:text-properties style:use-window-font-color="true" loext:opacity="0%" fo:language="en" fo:country="US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style:use-window-font-color="true" loext:opacity="0%" fo:font-size="12pt" fo:language="en" fo:country="US" fo:font-style="normal" fo:font-weight="normal" officeooo:rsid="00140dbb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use-window-font-color="true" loext:opacity="0%" fo:language="en" fo:country="US" officeooo:rsid="0013fd58" officeooo:paragraph-rsid="00306a28"/>
    </style:style>
    <style:style style:name="P11" style:family="paragraph" style:parent-style-name="Heading_20_1" style:master-page-name="">
      <style:paragraph-properties style:page-number="auto" fo:break-before="auto" fo:break-after="auto"/>
      <style:text-properties style:use-window-font-color="true" loext:opacity="0%" fo:language="en" fo:country="US" officeooo:paragraph-rsid="0041adef"/>
    </style:style>
    <style:style style:name="P12" style:family="paragraph" style:parent-style-name="Text_20_body">
      <style:text-properties style:use-window-font-color="true" loext:opacity="0%" fo:language="en" fo:country="US" officeooo:paragraph-rsid="0041adef"/>
    </style:style>
    <style:style style:name="P13" style:family="paragraph" style:parent-style-name="Heading_20_2">
      <style:text-properties style:use-window-font-color="true" loext:opacity="0%" fo:language="en" fo:country="US" officeooo:paragraph-rsid="0041adef"/>
    </style:style>
    <style:style style:name="P14" style:family="paragraph" style:parent-style-name="Text_20_body">
      <style:text-properties style:use-window-font-color="true" loext:opacity="0%" fo:language="en" fo:country="US" officeooo:rsid="000556ab" officeooo:paragraph-rsid="0041adef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fo:language="en" fo:country="US" fo:font-weight="bold" officeooo:rsid="001ff8bf" officeooo:paragraph-rsid="0041ade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fo:language="en" fo:country="US" fo:font-weight="bold" officeooo:paragraph-rsid="0041ade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bold" officeooo:rsid="001e6a11" officeooo:paragraph-rsid="0041ad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ff8bf" officeooo:paragraph-rsid="0041a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c29a4" officeooo:paragraph-rsid="0041a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rsid="001f44f6" officeooo:paragraph-rsid="0041a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paragraph-rsid="0041a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style:use-window-font-color="true" loext:opacity="0%" fo:language="en" fo:country="US" officeooo:rsid="0005ee32" officeooo:paragraph-rsid="0041adef"/>
    </style:style>
    <style:style style:name="P23" style:family="paragraph" style:parent-style-name="Standard">
      <style:paragraph-properties fo:break-before="page"/>
      <style:text-properties style:use-window-font-color="true" loext:opacity="0%" fo:language="en" fo:country="US" officeooo:rsid="0013fd58" officeooo:paragraph-rsid="0041adef"/>
    </style:style>
    <style:style style:name="P24" style:family="paragraph" style:parent-style-name="Heading_20_2">
      <style:text-properties style:use-window-font-color="true" loext:opacity="0%" style:font-name="Arial1" fo:font-size="18.2000007629395pt" fo:language="en" fo:country="US" fo:font-weight="bold" officeooo:rsid="0028fa8d" officeooo:paragraph-rsid="00536007" style:font-name-asian="Microsoft YaHei" style:font-size-asian="18.2000007629395pt" style:font-weight-asian="bold" style:font-name-complex="Arial2" style:font-size-complex="18.2000007629395pt" style:font-weight-complex="bold"/>
    </style:style>
    <style:style style:name="P25" style:family="paragraph" style:parent-style-name="Text_20_body">
      <style:text-properties style:use-window-font-color="true" loext:opacity="0%" style:font-name="Arial1" fo:font-size="12pt" fo:language="en" fo:country="US" fo:font-weight="normal" officeooo:rsid="0028fa8d" officeooo:paragraph-rsid="0041adef" style:font-name-asian="Microsoft YaHei" style:font-size-asian="10.5pt" style:font-weight-asian="normal" style:font-name-complex="Arial2" style:font-size-complex="12pt" style:font-weight-complex="normal"/>
    </style:style>
    <style:style style:name="P26" style:family="paragraph" style:parent-style-name="Heading_20_3">
      <style:text-properties style:use-window-font-color="true" loext:opacity="0%" fo:language="en" fo:country="US" officeooo:paragraph-rsid="0041adef"/>
    </style:style>
    <style:style style:name="P27" style:family="paragraph" style:parent-style-name="Text_20_body">
      <style:text-properties style:use-window-font-color="true" loext:opacity="0%" style:font-name="Arial1" fo:font-size="12pt" fo:language="en" fo:country="US" fo:font-weight="normal" officeooo:rsid="002a61d7" officeooo:paragraph-rsid="0041adef" style:font-name-asian="Microsoft YaHei" style:font-size-asian="12pt" style:font-weight-asian="normal" style:font-name-complex="Arial2" style:font-size-complex="12pt" style:font-weight-complex="normal"/>
    </style:style>
    <style:style style:name="P28" style:family="paragraph" style:parent-style-name="Heading_20_3">
      <style:text-properties style:use-window-font-color="true" loext:opacity="0%" style:font-name="Arial1" fo:font-size="14.1000003814697pt" fo:language="en" fo:country="US" fo:font-weight="bold" officeooo:rsid="002bb5c3" officeooo:paragraph-rsid="0041adef" style:font-name-asian="Microsoft YaHei" style:font-size-asian="14.1000003814697pt" style:font-weight-asian="bold" style:font-name-complex="Arial2" style:font-size-complex="14.1000003814697pt" style:font-weight-complex="bold"/>
    </style:style>
    <style:style style:name="P29" style:family="paragraph" style:parent-style-name="Text_20_body">
      <style:text-properties style:use-window-font-color="true" loext:opacity="0%" style:font-name="Arial1" fo:font-size="12pt" fo:language="en" fo:country="US" fo:font-weight="normal" officeooo:rsid="002bb5c3" officeooo:paragraph-rsid="0041adef" style:font-name-asian="Microsoft YaHei" style:font-size-asian="12pt" style:font-weight-asian="normal" style:font-name-complex="Arial2" style:font-size-complex="12pt" style:font-weight-complex="normal"/>
    </style:style>
    <style:style style:name="P30" style:family="paragraph" style:parent-style-name="Text_20_body">
      <style:text-properties style:use-window-font-color="true" loext:opacity="0%" fo:font-size="12pt" fo:language="en" fo:country="US" fo:font-weight="normal" officeooo:rsid="0028c42c" officeooo:paragraph-rsid="0041adef" style:font-size-asian="12pt" style:font-weight-asian="normal" style:font-size-complex="12pt" style:font-weight-complex="normal"/>
    </style:style>
    <style:style style:name="P31" style:family="paragraph" style:parent-style-name="Text_20_body">
      <style:paragraph-properties fo:break-before="page"/>
      <style:text-properties style:use-window-font-color="true" loext:opacity="0%" style:font-name="Arial1" fo:font-size="12pt" fo:language="en" fo:country="US" fo:font-weight="normal" officeooo:rsid="002afb5e" officeooo:paragraph-rsid="0042136f" style:font-name-asian="Microsoft YaHei" style:font-size-asian="12pt" style:font-weight-asian="normal" style:font-name-complex="Arial2" style:font-size-complex="12pt" style:font-weight-complex="normal"/>
    </style:style>
    <style:style style:name="P32" style:family="paragraph" style:parent-style-name="Heading_20_1">
      <style:text-properties style:use-window-font-color="true" loext:opacity="0%" style:font-name="Times New Roman" fo:font-size="18.2000007629395pt" fo:language="en" fo:country="US" fo:font-weight="bold" officeooo:rsid="002258b6" officeooo:paragraph-rsid="004a533f" style:font-name-asian="Microsoft YaHei" style:font-size-asian="18.2000007629395pt" style:font-weight-asian="bold" style:font-name-complex="Arial2" style:font-size-complex="18.2000007629395pt" style:font-weight-complex="bold"/>
    </style:style>
    <style:style style:name="P33" style:family="paragraph" style:parent-style-name="Heading_20_2" style:master-page-name="">
      <style:paragraph-properties style:page-number="auto" fo:break-before="auto" fo:break-after="auto"/>
      <style:text-properties style:use-window-font-color="true" loext:opacity="0%"/>
    </style:style>
    <style:style style:name="P34" style:family="paragraph" style:parent-style-name="Text_20_body">
      <style:text-properties style:use-window-font-color="true" loext:opacity="0%" fo:font-size="12pt" fo:language="en" fo:country="US" officeooo:rsid="002258b6" officeooo:paragraph-rsid="004f1c96" style:font-size-asian="12pt" style:font-size-complex="12pt"/>
    </style:style>
    <style:style style:name="P35" style:family="paragraph" style:parent-style-name="Text_20_body" style:list-style-name="L1">
      <style:text-properties style:use-window-font-color="true" loext:opacity="0%" fo:language="en" fo:country="US" officeooo:paragraph-rsid="004f1c96"/>
    </style:style>
    <style:style style:name="P36" style:family="paragraph" style:parent-style-name="Text_20_body" style:list-style-name="L1">
      <style:text-properties style:use-window-font-color="true" loext:opacity="0%" fo:font-size="12pt" fo:language="en" fo:country="US" fo:font-weight="normal" officeooo:rsid="002258b6" officeooo:paragraph-rsid="004f1c96" style:font-size-asian="12pt" style:font-weight-asian="normal" style:font-size-complex="12pt" style:font-weight-complex="normal"/>
    </style:style>
    <style:style style:name="P37" style:family="paragraph" style:parent-style-name="Text_20_body" style:list-style-name="L1">
      <style:text-properties style:use-window-font-color="true" loext:opacity="0%" style:font-name="Times New Roman" fo:font-size="12pt" fo:language="en" fo:country="US" fo:font-weight="normal" officeooo:rsid="004a533f" officeooo:paragraph-rsid="004f1c96" style:font-name-asian="Microsoft YaHei" style:font-size-asian="12pt" style:font-weight-asian="normal" style:font-name-complex="Arial2" style:font-size-complex="12pt" style:font-weight-complex="normal"/>
    </style:style>
    <style:style style:name="P38" style:family="paragraph" style:parent-style-name="Text_20_body">
      <style:text-properties style:use-window-font-color="true" loext:opacity="0%" style:font-name="Times New Roman" fo:font-size="12pt" fo:language="en" fo:country="US" fo:font-weight="normal" officeooo:rsid="0055022b" officeooo:paragraph-rsid="0055022b" style:font-name-asian="Microsoft YaHei" style:font-size-asian="12pt" style:font-weight-asian="normal" style:font-name-complex="Arial2" style:font-size-complex="12pt" style:font-weight-complex="normal"/>
    </style:style>
    <style:style style:name="P39" style:family="paragraph" style:parent-style-name="Text_20_body">
      <style:text-properties style:use-window-font-color="true" loext:opacity="0%" style:font-name="Times New Roman" fo:font-size="12pt" fo:language="en" fo:country="US" fo:font-weight="normal" officeooo:rsid="004a533f" officeooo:paragraph-rsid="004f1c96" style:font-name-asian="Microsoft YaHei" style:font-size-asian="12pt" style:font-weight-asian="normal" style:font-name-complex="Arial2" style:font-size-complex="12pt" style:font-weight-complex="normal"/>
    </style:style>
    <style:style style:name="P40" style:family="paragraph" style:parent-style-name="Heading_20_2">
      <style:text-properties style:use-window-font-color="true" loext:opacity="0%" style:font-name="Times New Roman" fo:font-size="18.2000007629395pt" fo:language="en" fo:country="US" fo:font-weight="bold" officeooo:rsid="00311da0" officeooo:paragraph-rsid="0044180a" style:font-name-asian="Microsoft YaHei" style:font-size-asian="18.2000007629395pt" style:font-weight-asian="bold" style:font-name-complex="Arial2" style:font-size-complex="18.2000007629395pt" style:font-weight-complex="bold"/>
    </style:style>
    <style:style style:name="P41" style:family="paragraph" style:parent-style-name="Text_20_body">
      <style:text-properties fo:font-variant="normal" fo:text-transform="none" style:use-window-font-color="true" loext:opacity="0%" style:font-name="Times New Roman" fo:font-size="12pt" fo:letter-spacing="normal" fo:language="en" fo:country="US" fo:font-style="normal" fo:font-weight="normal" officeooo:rsid="0016d6fa" officeooo:paragraph-rsid="0044180a" style:font-name-asian="Microsoft YaHei" style:font-size-asian="12pt" style:font-weight-asian="normal" style:font-name-complex="Arial2" style:font-size-complex="12pt" style:font-weight-complex="normal"/>
    </style:style>
    <style:style style:name="P42" style:family="paragraph" style:parent-style-name="Heading_20_2">
      <style:text-properties style:use-window-font-color="true" loext:opacity="0%" officeooo:paragraph-rsid="0044180a"/>
    </style:style>
    <style:style style:name="P43" style:family="paragraph" style:parent-style-name="Text_20_body">
      <style:text-properties style:use-window-font-color="true" loext:opacity="0%" style:font-name="Times New Roman" fo:font-size="12pt" fo:language="en" fo:country="US" fo:font-weight="normal" officeooo:rsid="0016d6fa" officeooo:paragraph-rsid="0044180a" style:font-size-asian="12pt" style:font-weight-asian="normal" style:font-size-complex="12pt" style:font-weight-complex="normal"/>
    </style:style>
    <style:style style:name="P44" style:family="paragraph" style:parent-style-name="Text_20_body">
      <style:text-properties style:use-window-font-color="true" loext:opacity="0%" style:font-name="Times New Roman" fo:font-size="12pt" fo:language="en" fo:country="US" fo:font-weight="normal" officeooo:rsid="0055022b" officeooo:paragraph-rsid="0055022b" style:font-size-asian="12pt" style:font-weight-asian="normal" style:font-size-complex="12pt" style:font-weight-complex="normal"/>
    </style:style>
    <style:style style:name="P45" style:family="paragraph" style:parent-style-name="Text_20_body">
      <style:paragraph-properties fo:break-before="page"/>
      <style:text-properties style:use-window-font-color="true" loext:opacity="0%" style:font-name="Times New Roman" fo:font-size="12pt" fo:language="en" fo:country="US" fo:font-weight="normal" officeooo:rsid="0055022b" officeooo:paragraph-rsid="0055022b" style:font-size-asian="12pt" style:font-weight-asian="normal" style:font-size-complex="12pt" style:font-weight-complex="normal"/>
    </style:style>
    <style:style style:name="P46" style:family="paragraph" style:parent-style-name="Heading_20_1">
      <style:text-properties style:use-window-font-color="true" loext:opacity="0%" officeooo:paragraph-rsid="004b38fe"/>
    </style:style>
    <style:style style:name="P47" style:family="paragraph" style:parent-style-name="Heading_20_2">
      <style:text-properties style:use-window-font-color="true" loext:opacity="0%" officeooo:rsid="004b38fe" officeooo:paragraph-rsid="004b38fe"/>
    </style:style>
    <style:style style:name="P48" style:family="paragraph" style:parent-style-name="Heading_20_3">
      <style:text-properties style:use-window-font-color="true" loext:opacity="0%"/>
    </style:style>
    <style:style style:name="P49" style:family="paragraph" style:parent-style-name="Text_20_body">
      <style:text-properties style:use-window-font-color="true" loext:opacity="0%" officeooo:rsid="004b38fe" officeooo:paragraph-rsid="004b38fe"/>
    </style:style>
    <style:style style:name="P50" style:family="paragraph" style:parent-style-name="Heading_20_3">
      <style:text-properties style:use-window-font-color="true" loext:opacity="0%" style:font-name="Arial1" fo:font-size="14.1000003814697pt" fo:font-weight="bold" officeooo:rsid="004cbc81" officeooo:paragraph-rsid="004cbc81" style:font-name-asian="Microsoft YaHei" style:font-size-asian="14.1000003814697pt" style:font-weight-asian="bold" style:font-name-complex="Arial2" style:font-size-complex="14.1000003814697pt" style:font-weight-complex="bold"/>
    </style:style>
    <style:style style:name="P51" style:family="paragraph" style:parent-style-name="Text_20_body">
      <style:text-properties style:use-window-font-color="true" loext:opacity="0%" officeooo:paragraph-rsid="004cbc81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4b38fe" officeooo:paragraph-rsid="004cbc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5022b" officeooo:paragraph-rsid="005502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ext_20_body">
      <style:text-properties style:use-window-font-color="true" loext:opacity="0%" officeooo:rsid="004b38fe" officeooo:paragraph-rsid="004cbc81"/>
    </style:style>
    <style:style style:name="P55" style:family="paragraph" style:parent-style-name="Heading_20_1" style:master-page-name="">
      <style:paragraph-properties style:page-number="auto" fo:break-before="page"/>
      <style:text-properties style:use-window-font-color="true" loext:opacity="0%" style:font-name="Arial1" fo:font-size="18.2000007629395pt" fo:language="en" fo:country="US" fo:font-weight="bold" officeooo:rsid="003851df" officeooo:paragraph-rsid="0044180a" style:font-name-asian="Microsoft YaHei" style:font-size-asian="18.2000007629395pt" style:font-weight-asian="bold" style:font-name-complex="Arial2" style:font-size-complex="18.2000007629395pt" style:font-weight-complex="bold"/>
    </style:style>
    <style:style style:name="P56" style:family="paragraph" style:parent-style-name="Heading_20_2">
      <style:text-properties style:use-window-font-color="true" loext:opacity="0%" fo:language="en" fo:country="US" officeooo:paragraph-rsid="0044180a"/>
    </style:style>
    <style:style style:name="P57" style:family="paragraph" style:parent-style-name="Text_20_body">
      <style:text-properties style:use-window-font-color="true" loext:opacity="0%" fo:font-size="12pt" fo:language="en" fo:country="US" fo:font-weight="normal" officeooo:rsid="0016d6fa" officeooo:paragraph-rsid="0044180a" style:font-size-asian="12pt" style:font-weight-asian="normal" style:font-size-complex="12pt" style:font-weight-complex="normal"/>
    </style:style>
    <style:style style:name="P58" style:family="paragraph" style:parent-style-name="Heading_20_2">
      <style:text-properties style:use-window-font-color="true" loext:opacity="0%" style:font-name="Arial1" fo:font-size="16.1000003814697pt" fo:language="en" fo:country="US" fo:font-weight="bold" officeooo:rsid="00393788" officeooo:paragraph-rsid="0044180a" style:font-name-asian="Microsoft YaHei" style:font-size-asian="16.1000003814697pt" style:font-weight-asian="bold" style:font-name-complex="Arial2" style:font-size-complex="16.1000003814697pt" style:font-weight-complex="bold"/>
    </style:style>
    <style:style style:name="P59" style:family="paragraph" style:parent-style-name="Text_20_body">
      <style:text-properties officeooo:paragraph-rsid="0044180a"/>
    </style:style>
    <style:style style:name="T1" style:family="text">
      <style:text-properties officeooo:rsid="000556ab"/>
    </style:style>
    <style:style style:name="T2" style:family="text">
      <style:text-properties style:font-name="Arial1" fo:font-size="28pt" fo:font-weight="bold" officeooo:rsid="000556ab" style:font-name-asian="Microsoft YaHei" style:font-size-asian="28pt" style:font-weight-asian="bold" style:font-name-complex="Arial2" style:font-size-complex="28pt" style:font-weight-complex="bold"/>
    </style:style>
    <style:style style:name="T3" style:family="text">
      <style:text-properties style:font-name="Arial1" fo:font-size="28pt" fo:font-weight="bold" officeooo:rsid="0045772e" style:font-name-asian="Microsoft YaHei" style:font-size-asian="28pt" style:font-weight-asian="bold" style:font-name-complex="Arial2" style:font-size-complex="28pt" style:font-weight-complex="bold"/>
    </style:style>
    <style:style style:name="T4" style:family="text">
      <style:text-properties style:use-window-font-color="true" loext:opacity="0%" style:font-name="Arial1" fo:font-size="28pt" fo:language="en" fo:country="US" fo:font-weight="bold" officeooo:rsid="00310739" style:font-name-asian="Microsoft YaHei" style:font-size-asian="28pt" style:font-weight-asian="bold" style:font-name-complex="Arial2" style:font-size-complex="28pt" style:font-weight-complex="bold"/>
    </style:style>
    <style:style style:name="T5" style:family="text">
      <style:text-properties style:use-window-font-color="true" loext:opacity="0%" style:font-name="Arial1" fo:font-size="28pt" fo:language="en" fo:country="US" fo:font-weight="bold" officeooo:rsid="00536007" style:font-name-asian="Microsoft YaHei" style:font-size-asian="28pt" style:font-weight-asian="bold" style:font-name-complex="Arial2" style:font-size-complex="28pt" style:font-weight-complex="bold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officeooo:rsid="0007ac86" style:font-size-asian="12pt" style:font-style-asian="normal" style:font-size-complex="12pt" style:font-style-complex="normal" style:text-overline-style="none" style:text-overline-color="font-color"/>
    </style:style>
    <style:style style:name="T9" style:family="text">
      <style:text-properties style:text-outline="false" style:text-line-through-style="none" style:text-line-through-type="none" style:font-name="Times New Roman" fo:font-size="12pt" fo:font-style="normal" fo:text-shadow="none" style:text-underline-style="none" officeooo:rsid="0016fd63" style:font-size-asian="12pt" style:font-style-asian="normal" style:font-size-complex="12pt" style:font-style-complex="normal" style:text-overline-style="none" style:text-overline-color="font-color"/>
    </style:style>
    <style:style style:name="T10" style:family="text">
      <style:text-properties style:font-name="Arial1" fo:font-size="14.1000003814697pt" fo:font-weight="bold" officeooo:rsid="002a61d7" style:font-name-asian="Microsoft YaHei" style:font-size-asian="14.1000003814697pt" style:font-weight-asian="bold" style:font-name-complex="Arial2" style:font-size-complex="14.1000003814697pt" style:font-weight-complex="bold"/>
    </style:style>
    <style:style style:name="T11" style:family="text">
      <style:text-properties style:font-name="Arial1" fo:font-size="14.1000003814697pt" fo:font-weight="bold" officeooo:rsid="002bb5c3" style:font-name-asian="Microsoft YaHei" style:font-size-asian="14.1000003814697pt" style:font-weight-asian="bold" style:font-name-complex="Arial2" style:font-size-complex="14.1000003814697pt" style:font-weight-complex="bold"/>
    </style:style>
    <style:style style:name="T12" style:family="text">
      <style:text-properties officeooo:rsid="00240ed2"/>
    </style:style>
    <style:style style:name="T13" style:family="text">
      <style:text-properties officeooo:rsid="004a533f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28c42c"/>
    </style:style>
    <style:style style:name="T16" style:family="text">
      <style:text-properties fo:font-size="12pt" fo:font-weight="normal" officeooo:rsid="002afb5e" style:font-size-asian="12pt" style:font-weight-asian="normal" style:font-size-complex="12pt" style:font-weight-complex="normal"/>
    </style:style>
    <style:style style:name="T17" style:family="text">
      <style:text-properties fo:font-size="12pt" fo:font-weight="normal" officeooo:rsid="002e81bc" style:font-size-asian="12pt" style:font-weight-asian="normal" style:font-size-complex="12pt" style:font-weight-complex="normal"/>
    </style:style>
    <style:style style:name="T18" style:family="text">
      <style:text-properties fo:font-size="12pt" fo:font-weight="normal" officeooo:rsid="002258b6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55022b" style:font-size-asian="12pt" style:font-weight-asian="normal" style:font-size-complex="12pt" style:font-weight-complex="normal"/>
    </style:style>
    <style:style style:name="T20" style:family="text">
      <style:text-properties officeooo:rsid="0055022b"/>
    </style:style>
    <style:style style:name="T21" style:family="text">
      <style:text-properties fo:font-variant="normal" fo:text-transform="none" style:font-name="Times New Roman" fo:font-size="18.2000007629395pt" fo:letter-spacing="normal" fo:language="en" fo:country="US" fo:font-style="normal" fo:font-weight="bold" officeooo:rsid="00262586" style:font-name-asian="Microsoft YaHei" style:font-size-asian="18.2000007629395pt" style:font-weight-asian="bold" style:font-name-complex="Arial2" style:font-size-complex="18.2000007629395pt" style:font-weight-complex="bold"/>
    </style:style>
    <style:style style:name="T22" style:family="text">
      <style:text-properties fo:font-variant="normal" fo:text-transform="none" style:font-name="Times New Roman" fo:font-size="18.2000007629395pt" fo:letter-spacing="normal" fo:language="en" fo:country="US" fo:font-style="normal" fo:font-weight="bold" officeooo:rsid="0033a741" style:font-name-asian="Microsoft YaHei" style:font-size-asian="18.2000007629395pt" style:font-weight-asian="bold" style:font-name-complex="Arial2" style:font-size-complex="18.2000007629395pt" style:font-weight-complex="bold"/>
    </style:style>
    <style:style style:name="T23" style:family="text">
      <style:text-properties fo:font-variant="normal" fo:text-transform="none" style:font-name="Times New Roman" fo:font-size="18.2000007629395pt" fo:letter-spacing="normal" fo:language="en" fo:country="US" fo:font-style="normal" fo:font-weight="bold" officeooo:rsid="0051ffdd" style:font-name-asian="Microsoft YaHei" style:font-size-asian="18.2000007629395pt" style:font-weight-asian="bold" style:font-name-complex="Arial2" style:font-size-complex="18.2000007629395pt" style:font-weight-complex="bold"/>
    </style:style>
    <style:style style:name="T24" style:family="text">
      <style:text-properties style:font-name="Times New Roman" fo:font-size="18.2000007629395pt" fo:language="en" fo:country="US" fo:font-weight="bold" officeooo:rsid="002258b6" style:font-name-asian="Microsoft YaHei" style:font-size-asian="18.2000007629395pt" style:font-weight-asian="bold" style:font-name-complex="Arial2" style:font-size-complex="18.2000007629395pt" style:font-weight-complex="bold"/>
    </style:style>
    <style:style style:name="T25" style:family="text">
      <style:text-properties style:font-name="Times New Roman" fo:font-size="18.2000007629395pt" fo:language="en" fo:country="US" fo:font-weight="bold" officeooo:rsid="004a533f" style:font-name-asian="Microsoft YaHei" style:font-size-asian="18.2000007629395pt" style:font-weight-asian="bold" style:font-name-complex="Arial2" style:font-size-complex="18.2000007629395pt" style:font-weight-complex="bold"/>
    </style:style>
    <style:style style:name="T26" style:family="text">
      <style:text-properties style:font-name="Times New Roman" fo:font-size="18.2000007629395pt" fo:language="en" fo:country="US" fo:font-weight="bold" officeooo:rsid="004b38fe" style:font-name-asian="Microsoft YaHei" style:font-size-asian="18.2000007629395pt" style:font-weight-asian="bold" style:font-name-complex="Arial2" style:font-size-complex="18.2000007629395pt" style:font-weight-complex="bold"/>
    </style:style>
    <style:style style:name="T27" style:family="text">
      <style:text-properties officeooo:rsid="0051ffdd"/>
    </style:style>
    <style:style style:name="Sect1" style:family="section">
      <style:section-properties fo:background-color="#e0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formation for a </text:span><text:span text:style-name="T2">u</text:span><text:span text:style-name="T3">ser</text:span></text:p>
      <text:p text:style-name="P2"><text:span text:style-name="T4">G</text:span><text:span text:style-name="T5">alleryGlobe</text:span></text:p>
      <text:p text:style-name="P3">Taras Byalyk</text:p>
      <text:p text:style-name="P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5">Table of Contents</text:p>
          </text:index-title>
          <text:p text:style-name="P6"><text:a xlink:type="simple" xlink:href="#__RefHeading___Toc10370_2464634016" text:style-name="Index_20_Link" text:visited-style-name="Index_20_Link">1 Hardware requirements<text:tab/>3</text:a></text:p>
          <text:p text:style-name="P6"><text:a xlink:type="simple" xlink:href="#__RefHeading___Toc250_3448322626" text:style-name="Index_20_Link" text:visited-style-name="Index_20_Link">2 Software requirements<text:tab/>3</text:a></text:p>
          <text:p text:style-name="P7"><text:a xlink:type="simple" xlink:href="#__RefHeading___Toc252_3448322626" text:style-name="Index_20_Link" text:visited-style-name="Index_20_Link">2.1 Operating system<text:tab/>3</text:a></text:p>
          <text:p text:style-name="P7"><text:a xlink:type="simple" xlink:href="#__RefHeading___Toc7299_2709854484" text:style-name="Index_20_Link" text:visited-style-name="Index_20_Link">2.2 Other software<text:tab/>3</text:a></text:p>
          <text:p text:style-name="P7"><text:a xlink:type="simple" xlink:href="#__RefHeading___Toc3038_2464634016" text:style-name="Index_20_Link" text:visited-style-name="Index_20_Link">2.3 Software 1<text:tab/>4</text:a></text:p>
          <text:p text:style-name="P8"><text:a xlink:type="simple" xlink:href="#__RefHeading___Toc5558_2709854484" text:style-name="Index_20_Link" text:visited-style-name="Index_20_Link">2.3.1 Software characteristics<text:tab/>4</text:a></text:p>
          <text:p text:style-name="P8"><text:a xlink:type="simple" xlink:href="#__RefHeading___Toc5154_2709854484" text:style-name="Index_20_Link" text:visited-style-name="Index_20_Link">2.3.2 Justification<text:tab/>4</text:a></text:p>
          <text:p text:style-name="P8"><text:a xlink:type="simple" xlink:href="#__RefHeading___Toc260_3448322626" text:style-name="Index_20_Link" text:visited-style-name="Index_20_Link">2.3.3 Software installation<text:tab/>4</text:a></text:p>
          <text:p text:style-name="P8"><text:a xlink:type="simple" xlink:href="#__RefHeading___Toc3717_2709854484" text:style-name="Index_20_Link" text:visited-style-name="Index_20_Link">2.3.4 Software configuration<text:tab/>4</text:a></text:p>
          <text:p text:style-name="P7"><text:a xlink:type="simple" xlink:href="#__RefHeading___Toc3040_2464634016" text:style-name="Index_20_Link" text:visited-style-name="Index_20_Link">2.4 Software 2<text:tab/>4</text:a></text:p>
          <text:p text:style-name="P6"><text:a xlink:type="simple" xlink:href="#__RefHeading___Toc10374_2464634016" text:style-name="Index_20_Link" text:visited-style-name="Index_20_Link">3 Application – running on a local computer<text:tab/>5</text:a></text:p>
          <text:p text:style-name="P7"><text:a xlink:type="simple" xlink:href="#__RefHeading___Toc1796_1972693047" text:style-name="Index_20_Link" text:visited-style-name="Index_20_Link">3.1 Database<text:tab/>5</text:a></text:p>
          <text:p text:style-name="P7"><text:a xlink:type="simple" xlink:href="#__RefHeading___Toc4482_2464634016" text:style-name="Index_20_Link" text:visited-style-name="Index_20_Link">3.2 Connection with the database server<text:tab/>5</text:a></text:p>
          <text:p text:style-name="P7"><text:a xlink:type="simple" xlink:href="#__RefHeading___Toc4484_2464634016" text:style-name="Index_20_Link" text:visited-style-name="Index_20_Link">3.3 Starting application on a local computer<text:tab/>5</text:a></text:p>
          <text:p text:style-name="P6"><text:a xlink:type="simple" xlink:href="#__RefHeading___Toc846_1972693047" text:style-name="Index_20_Link" text:visited-style-name="Index_20_Link">4 Application – running on Internet<text:tab/>6</text:a></text:p>
          <text:p text:style-name="P7"><text:a xlink:type="simple" xlink:href="#__RefHeading___Toc848_1972693047" text:style-name="Index_20_Link" text:visited-style-name="Index_20_Link">4.1 Installing on Internet<text:tab/>6</text:a></text:p>
          <text:p text:style-name="P8"><text:a xlink:type="simple" xlink:href="#__RefHeading___Toc850_1972693047" text:style-name="Index_20_Link" text:visited-style-name="Index_20_Link">4.1.1 Application installation<text:tab/>6</text:a></text:p>
          <text:p text:style-name="P8"><text:a xlink:type="simple" xlink:href="#__RefHeading___Toc852_1972693047" text:style-name="Index_20_Link" text:visited-style-name="Index_20_Link">4.1.2 Running the application on Internet<text:tab/>6</text:a></text:p>
          <text:p text:style-name="P6"><text:a xlink:type="simple" xlink:href="#__RefHeading___Toc10376_2464634016" text:style-name="Index_20_Link" text:visited-style-name="Index_20_Link">5 Application manual<text:tab/>7</text:a></text:p>
          <text:p text:style-name="P7"><text:a xlink:type="simple" xlink:href="#__RefHeading___Toc11035_21487853761" text:style-name="Index_20_Link" text:visited-style-name="Index_20_Link">5.1 Permissions<text:tab/>7</text:a></text:p>
          <text:p text:style-name="P7"><text:a xlink:type="simple" xlink:href="#__RefHeading___Toc11037_21487853761" text:style-name="Index_20_Link" text:visited-style-name="Index_20_Link">5.2 User manual<text:tab/>7</text:a></text:p>
        </text:index-body>
      </text:table-of-content>
      <text:p text:style-name="P9"/>
      <text:p text:style-name="P10"/>
      <text:h text:style-name="P11" text:outline-level="1"><text:bookmark-start text:name="__RefHeading___Toc10370_2464634016"/>Hardware requirements<text:bookmark-end text:name="__RefHeading___Toc10370_2464634016"/></text:h>
      <text:p text:style-name="P12">- Minimum 4GB RAM</text:p>
      <text:p text:style-name="P12">- Modern CPU (dual-core or better)</text:p>
      <text:p text:style-name="P12">- At least 1GB free disk space</text:p>
      <text:p text:style-name="P12">- Internet connection</text:p>
      <text:h text:style-name="P11" text:outline-level="1"><text:bookmark-start text:name="__RefHeading___Toc250_3448322626"/>Software requirements<text:bookmark-end text:name="__RefHeading___Toc250_3448322626"/></text:h>
      <text:p text:style-name="P12"/>
      <text:h text:style-name="P13" text:outline-level="2"><text:bookmark-start text:name="__RefHeading___Toc252_3448322626"/>Operating system<text:bookmark-end text:name="__RefHeading___Toc252_3448322626"/></text:h>
      <text:p text:style-name="P12"><text:span text:style-name="T6">We assume that the user has </text:span><text:span text:style-name="T7">only</text:span><text:span text:style-name="T6"> the </text:span><text:span text:style-name="T7">Windows 10</text:span><text:span text:style-name="T6"> operating system installed.</text:span></text:p>
      <text:h text:style-name="P13" text:outline-level="2"><text:bookmark-start text:name="__RefHeading___Toc7299_2709854484"/>Other software<text:bookmark-end text:name="__RefHeading___Toc7299_2709854484"/></text:h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No.</text:p>
          </table:table-cell>
          <table:table-cell table:style-name="Table2.A1" office:value-type="string">
            <text:p text:style-name="P16"><text:span text:style-name="T8">Software n</text:span><text:span text:style-name="T9">ame</text:span></text:p>
          </table:table-cell>
          <table:table-cell table:style-name="Table2.A1" office:value-type="string">
            <text:p text:style-name="P17">Version</text:p>
          </table:table-cell>
          <table:table-cell table:style-name="Table2.D1" office:value-type="string">
            <text:p text:style-name="P17">WWW address</text:p>
          </table:table-cell>
        </table:table-row>
        <table:table-row>
          <table:table-cell table:style-name="Table2.A2" office:value-type="string">
            <text:p text:style-name="P18">1</text:p>
          </table:table-cell>
          <table:table-cell table:style-name="Table2.B2" office:value-type="string">
            <text:p text:style-name="P19">PostgreSQL</text:p>
          </table:table-cell>
          <table:table-cell table:style-name="Table2.C2" office:value-type="string">
            <text:p text:style-name="P20">15.x or later</text:p>
          </table:table-cell>
          <table:table-cell table:style-name="Table2.D2" office:value-type="string">
            <text:p text:style-name="P20">https://www.postgresql.org/</text:p>
          </table:table-cell>
        </table:table-row>
        <table:table-row>
          <table:table-cell table:style-name="Table2.A2" office:value-type="string">
            <text:p text:style-name="P18">2</text:p>
          </table:table-cell>
          <table:table-cell table:style-name="Table2.B3" office:value-type="string">
            <text:p text:style-name="P21">Git</text:p>
          </table:table-cell>
          <table:table-cell table:style-name="Table2.C3" office:value-type="string">
            <text:p text:style-name="P21">Latest</text:p>
          </table:table-cell>
          <table:table-cell table:style-name="Table2.D3" office:value-type="string">
            <text:p text:style-name="P21">https://git-scm.com/</text:p>
          </table:table-cell>
        </table:table-row>
        <table:table-row>
          <table:table-cell table:style-name="Table2.A2" office:value-type="string">
            <text:p text:style-name="P18">3</text:p>
          </table:table-cell>
          <table:table-cell table:style-name="Table2.B4" office:value-type="string">
            <text:p text:style-name="P21">Docker Desktop</text:p>
          </table:table-cell>
          <table:table-cell table:style-name="Table2.C4" office:value-type="string">
            <text:p text:style-name="P21">Latest</text:p>
          </table:table-cell>
          <table:table-cell table:style-name="Table2.D4" office:value-type="string">
            <text:p text:style-name="P21">https://www.docker.com/products/docker-desktop/</text:p>
          </table:table-cell>
        </table:table-row>
      </table:table>
      <text:p text:style-name="P22"/>
      <text:p text:style-name="P23"/>
      <text:h text:style-name="P24" text:outline-level="2"><text:bookmark-start text:name="__RefHeading___Toc3038_2464634016"/>PostgreSQL Database<text:bookmark-end text:name="__RefHeading___Toc3038_2464634016"/></text:h>
      <text:p text:style-name="P25"/>
      <text:h text:style-name="P26" text:outline-level="3"><text:bookmark-start text:name="__RefHeading___Toc5558_2709854484"/><text:span text:style-name="T10">Software charac</text:span><text:span text:style-name="T11">t</text:span><text:span text:style-name="T10">eristics</text:span><text:bookmark-end text:name="__RefHeading___Toc5558_2709854484"/></text:h>
      <text:p text:style-name="P27">PostgreSQL is the primary database system used for storing user data, artworks, and collections.</text:p>
      <text:h text:style-name="P28" text:outline-level="3"><text:bookmark-start text:name="__RefHeading___Toc5154_2709854484"/>Justification<text:bookmark-end text:name="__RefHeading___Toc5154_2709854484"/></text:h>
      <text:p text:style-name="P29">PostgreSQL provides robust features for handling relational data with excellent performance and reliability.</text:p>
      <text:h text:style-name="P26" text:outline-level="3"><text:bookmark-start text:name="__RefHeading___Toc260_3448322626"/><text:span text:style-name="T12">Software i</text:span>nstallation<text:bookmark-end text:name="__RefHeading___Toc260_3448322626"/></text:h>
      <text:p text:style-name="P12">1. Download PostgreSQL installer from https://www.postgresql.org/</text:p>
      <text:p text:style-name="P12">2. Run the installer and follow the setup wizard</text:p>
      <text:p text:style-name="P12">3. Remember the password set during installation</text:p>
      <text:p text:style-name="P30"/>
      <text:p text:style-name="P31"/>
      <text:h text:style-name="P32" text:outline-level="1"><text:bookmark-start text:name="__RefHeading___Toc10374_2464634016"/>A<text:span text:style-name="T13">pplication – running on a local computer</text:span><text:bookmark-end text:name="__RefHeading___Toc10374_2464634016"/></text:h>
      <text:h text:style-name="P33" text:outline-level="2"><text:bookmark-start text:name="__RefHeading___Toc1796_1972693047"/><text:span text:style-name="T14">D</text:span><text:span text:style-name="T15">atabase</text:span><text:bookmark-end text:name="__RefHeading___Toc1796_1972693047"/></text:h>
      <text:p text:style-name="P34"/>
      <text:list text:style-name="L1">
        <text:list-item>
          <text:p text:style-name="P35"><text:span text:style-name="T16">Please e</text:span><text:span text:style-name="T17">xtract</text:span><text:span text:style-name="T18"> the file "</text:span><text:span text:style-name="T19">Byalyk</text:span><text:span text:style-name="T18">_Aplication.</text:span><text:span text:style-name="T17">7z</text:span><text:span text:style-name="T18"> / </text:span><text:span text:style-name="T19">Byaltk</text:span><text:span text:style-name="T18">_</text:span><text:span text:style-name="T19">data</text:span><text:span text:style-name="T18">base_</text:span><text:span text:style-name="T19">250214</text:span><text:span text:style-name="T18">.sql".</text:span></text:p>
        </text:list-item>
        <text:list-item>
          <text:p text:style-name="P36">Please import the file "surname_base_yymmdd.sql" into the database server.</text:p>
        </text:list-item>
        <text:list-item>
          <text:p text:style-name="P37">Database import steps:</text:p>
        </text:list-item>
      </text:list>
      <text:p text:style-name="P38">1. Open PostgreSQL command prompt or pgAdmin</text:p>
      <text:p text:style-name="P38">2. <text:span text:style-name="T13">Import the database:</text:span></text:p>
      <text:p text:style-name="P39">```bash</text:p>
      <text:p text:style-name="P39">psql -U postgres -d dp_24_f -f <text:span text:style-name="T20">Byalyk</text:span>_database_<text:span text:style-name="T20">250214</text:span>.sql</text:p>
      <text:p text:style-name="P39">```</text:p>
      <text:p text:style-name="P39"/>
      <text:h text:style-name="P40" text:outline-level="2"><text:bookmark-start text:name="__RefHeading___Toc4482_2464634016"/>Connection with the database server<text:bookmark-end text:name="__RefHeading___Toc4482_2464634016"/></text:h>
      <text:p text:style-name="P41">The database connection string should be configured in `.env` file:</text:p>
      <text:p text:style-name="P41">POSTGRES_URL="postgres://default:aNKceF01QypZ@ep-ancient-rain-a4ys8r9l-pooler.us-east-1.aws.neon.tech:5432/verceldb?sslmode=require"</text:p>
      <text:p text:style-name="P41">POSTGRES_PRISMA_URL="postgres://default:aNKceF01QypZ@ep-ancient-rain-a4ys8r9l-pooler.us-east-1.aws.neon.tech:5432/verceldb?sslmode=require&amp;pgbouncer=true&amp;connect_timeout=15"</text:p>
      <text:p text:style-name="P41">POSTGRES_URL_NO_SSL="postgres://default:aNKceF01QypZ@ep-ancient-rain-a4ys8r9l-pooler.us-east-1.aws.neon.tech:5432/verceldb"</text:p>
      <text:p text:style-name="P41">POSTGRES_URL_NON_POOLING="postgres://default:aNKceF01QypZ@ep-ancient-rain-a4ys8r9l.us-east-1.aws.neon.tech:5432/verceldb?sslmode=require"</text:p>
      <text:p text:style-name="P41">POSTGRES_USER="default"</text:p>
      <text:p text:style-name="P41">POSTGRES_HOST="ep-ancient-rain-a4ys8r9l-pooler.us-east-1.aws.neon.tech"</text:p>
      <text:p text:style-name="P41">POSTGRES_PASSWORD="aNKceF01QypZ"</text:p>
      <text:p text:style-name="P41">POSTGRES_DATABASE="verceldb"</text:p>
      <text:h text:style-name="P42" text:outline-level="2"><text:bookmark-start text:name="__RefHeading___Toc4484_2464634016"/><text:soft-page-break/><text:span text:style-name="T21">S</text:span><text:span text:style-name="T22">tarting application </text:span><text:span text:style-name="T23">on a local computer</text:span><text:bookmark-end text:name="__RefHeading___Toc4484_2464634016"/></text:h>
      <text:p text:style-name="P43">1. Install dependencies:</text:p>
      <text:p text:style-name="P44">```bash</text:p>
      <text:p text:style-name="P43"><text:span text:style-name="T20">p</text:span>npm install</text:p>
      <text:p text:style-name="P44">```</text:p>
      <text:p text:style-name="P43">2. Run database migrations:</text:p>
      <text:p text:style-name="P44">```bash</text:p>
      <text:p text:style-name="P43"><text:span text:style-name="T20">p</text:span>npm db:push</text:p>
      <text:p text:style-name="P44">```</text:p>
      <text:p text:style-name="P43">3. Start the development server:</text:p>
      <text:p text:style-name="P44">```bash</text:p>
      <text:p text:style-name="P43"><text:span text:style-name="T20">pnpm </text:span>dev</text:p>
      <text:p text:style-name="P44">```</text:p>
      <text:p text:style-name="P45"/>
      <text:h text:style-name="P46" text:outline-level="1"><text:bookmark-start text:name="__RefHeading___Toc846_1972693047"/><text:span text:style-name="T24">A</text:span><text:span text:style-name="T25">pplication – running on I</text:span><text:span text:style-name="T26">nternet</text:span><text:bookmark-end text:name="__RefHeading___Toc846_1972693047"/></text:h>
      <text:h text:style-name="P47" text:outline-level="2"><text:bookmark-start text:name="__RefHeading___Toc848_1972693047"/>Installing on Internet<text:bookmark-end text:name="__RefHeading___Toc848_1972693047"/></text:h>
      <text:h text:style-name="P48" text:outline-level="3"><text:bookmark-start text:name="__RefHeading___Toc850_1972693047"/>Application installation<text:bookmark-end text:name="__RefHeading___Toc850_1972693047"/></text:h>
      <text:p text:style-name="P49">he application is deployed on Vercel platform automatically from the main branch.</text:p>
      <text:h text:style-name="P50" text:outline-level="3"><text:bookmark-start text:name="__RefHeading___Toc852_1972693047"/>Running the application <text:span text:style-name="T27">on Internet</text:span><text:bookmark-end text:name="__RefHeading___Toc852_1972693047"/></text:h>
      <text:p text:style-name="P5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2">Internet address of the application:</text:p>
          </table:table-cell>
          <table:table-cell table:style-name="Table1.B1" office:value-type="string">
            <text:p text:style-name="P53">galleryglobe.vercel.app</text:p>
          </table:table-cell>
        </table:table-row>
      </table:table>
      <text:p text:style-name="P54"/>
      <text:h text:style-name="P55" text:outline-level="1"><text:bookmark-start text:name="__RefHeading___Toc10376_2464634016"/>Application manual<text:bookmark-end text:name="__RefHeading___Toc10376_2464634016"/></text:h>
      <text:h text:style-name="P56" text:outline-level="2"><text:bookmark-start text:name="__RefHeading___Toc11035_21487853761"/>Permissions<text:bookmark-end text:name="__RefHeading___Toc11035_21487853761"/></text:h>
      <text:p text:style-name="P57"><text:s/>Guest users can browse artworks and public collections</text:p>
      <text:p text:style-name="P57">- Registered users can:</text:p>
      <text:p text:style-name="P57"><text:s text:c="2"/>- Create and manage collections</text:p>
      <text:p text:style-name="P57"><text:s text:c="2"/>- Add artworks to favorites</text:p>
      <text:p text:style-name="P57"><text:s text:c="2"/>- View browsing history</text:p>
      <text:p text:style-name="P57"><text:s text:c="2"/>- Customize preferences</text:p>
      <text:h text:style-name="P58" text:outline-level="2"><text:bookmark-start text:name="__RefHeading___Toc11037_21487853761"/>User manual<text:bookmark-end text:name="__RefHeading___Toc11037_21487853761"/></text:h>
      <text:p text:style-name="P59">1. Register/Login using email and password</text:p>
      <text:p text:style-name="P59">2. Browse artworks using the search or navigation</text:p>
      <text:p text:style-name="P59">3. Create collections to organize favorite artworks</text:p>
      <text:p text:style-name="P59">4. Add artworks to collections or favorites</text:p>
      <text:p text:style-name="P59">5. View and manage collections from the dashboard</text:p>
      <text:p text:style-name="P59">6. Update profile settings as needed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fo:language="en" fo:country="US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e0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e0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solid" draw:background-size="full" draw:fill-color="#e0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3-18T19:09:30.821000000</meta:creation-date>
    <dc:date>2025-02-14T22:50:44.291621097</dc:date>
    <meta:editing-duration>PT3H52M41S</meta:editing-duration>
    <meta:editing-cycles>60</meta:editing-cycles>
    <meta:generator>LibreOffice/24.8.7.2$Linux_X86_64 LibreOffice_project/480$Build-2</meta:generator>
    <meta:document-statistic meta:table-count="2" meta:image-count="0" meta:object-count="0" meta:page-count="8" meta:paragraph-count="115" meta:word-count="456" meta:character-count="3694" meta:non-whitespace-character-count="3362"/>
  </office:meta>
</office:document-meta>
</file>